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aae" officeooo:paragraph-rsid="001f2aae"/>
    </style:style>
    <style:style style:name="P2" style:family="paragraph" style:parent-style-name="Standard">
      <style:text-properties officeooo:rsid="00219d35" officeooo:paragraph-rsid="00219d35"/>
    </style:style>
    <style:style style:name="P3" style:family="paragraph" style:parent-style-name="Standard">
      <style:text-properties officeooo:rsid="001f2aae" officeooo:paragraph-rsid="001f2aae"/>
    </style:style>
    <style:style style:name="T1" style:family="text">
      <style:text-properties officeooo:rsid="0020be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1">Color Palet:</text:p>
      <text:p text:style-name="P2">navbar background color: <text:s/>black</text:p>
      <text:p text:style-name="P1">background colour: #333</text:p>
      <text:p text:style-name="P1">text color: white</text:p>
      <text:p text:style-name="P1"/>
      <text:p text:style-name="P1"/>
      <text:p text:style-name="P1">Fonts: <text:span text:style-name="T1">Segoe UI, since it is not hard on the eyes and easy to read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23:46:31.063633315</meta:creation-date>
    <dc:date>2020-04-30T00:18:08.025857214</dc:date>
    <meta:editing-duration>PT31M3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6" meta:word-count="29" meta:character-count="161" meta:non-whitespace-character-count="137"/>
  </office:meta>
</office:document-meta>
</file>